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d43" officeooo:paragraph-rsid="000e1d43"/>
    </style:style>
    <style:style style:name="T1" style:family="text">
      <style:text-properties officeooo:rsid="000f2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principal : passage d’une commande</text:p>
      <text:p text:style-name="P1"/>
      <text:p text:style-name="P1">1- l’acteur clique sur recherche de produits</text:p>
      <text:p text:style-name="P1">2- le système affiche un formulaire de recherche</text:p>
      <text:p text:style-name="P1">3- l’acteur rempli le formulaire et valide</text:p>
      <text:p text:style-name="P1">4- le système affiche les résultats de la recherche</text:p>
      <text:p text:style-name="P1">5- l’acteur sélectionne un produit</text:p>
      <text:p text:style-name="P1">6- le système affiche la fiche produit</text:p>
      <text:p text:style-name="P1">7- l’acteur ajoute le produit au panier</text:p>
      <text:p text:style-name="P1">8- le système demande si l’acteur veut continuer ses achats</text:p>
      <text:p text:style-name="P1">9- l’acteur clique sur valider le panier</text:p>
      <text:p text:style-name="P1">10- le système affiche un formulaire de connexion </text:p>
      <text:p text:style-name="P1">11- l’acteur rempli et valide le formulaire</text:p>
      <text:p text:style-name="P1">12- le système demande de confirmer les adresses de livraison et de facturation</text:p>
      <text:p text:style-name="P1">13- l’acteur confirme</text:p>
      <text:p text:style-name="P1">14- le système demande les infos de paiement</text:p>
      <text:p text:style-name="P1">15- l’acteur rempli et valide le formulaire</text:p>
      <text:p text:style-name="P1">16- le système envoie une confirmation</text:p>
      <text:p text:style-name="P1">17- le système renvoie un l’accueil sous un délai de 10s</text:p>
      <text:p text:style-name="P1"/>
      <text:p text:style-name="P1"/>
      <text:p text:style-name="P1">Scénario alternatif : l’acteur n’est pas inscrit</text:p>
      <text:p text:style-name="P1"/>
      <text:p text:style-name="P1">11.1- l’acteur clique sur s’inscrire</text:p>
      <text:p text:style-name="P1">11.2- le système affiche un formulaire d’inscription</text:p>
      <text:p text:style-name="P1">11.3- l’acteur rempli et valide le formulaire</text:p>
      <text:p text:style-name="P1">11.4- le système valide et demande la confirmation des coordonnées de livraison et facturation</text:p>
      <text:p text:style-name="P1"/>
      <text:p text:style-name="P1">Scénario alternatif : les coordonnées sont erronées</text:p>
      <text:p text:style-name="P1"/>
      <text:p text:style-name="P1">13.1- l’acteur clique sur modifier les coordonneés</text:p>
      <text:p text:style-name="P1">13.2- le système affiche un formulaire pour changer les coordonnées</text:p>
      <text:p text:style-name="P1">13.3- l’acteur renseigne ses nouvelles coordonnées et valide</text:p>
      <text:p text:style-name="P1">13.4- le système envoie une confirmation et <text:span text:style-name="T1">demande les infos de paiem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6:18:02.239587340</meta:creation-date>
    <dc:date>2021-03-15T16:30:21.871466523</dc:date>
    <meta:editing-duration>PT39S</meta:editing-duration>
    <meta:editing-cycles>1</meta:editing-cycles>
    <meta:document-statistic meta:table-count="0" meta:image-count="0" meta:object-count="0" meta:page-count="1" meta:paragraph-count="28" meta:word-count="220" meta:character-count="1388" meta:non-whitespace-character-count="1195"/>
    <meta:generator>LibreOffice/6.4.6.2$Linux_X86_64 LibreOffice_project/40$Build-2</meta:generator>
  </office:meta>
</office:document-meta>
</file>